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WB 120 </text:p>
      <text:p text:style-name="Standard">Module 8 Notes</text:p>
      <text:p text:style-name="Standard"/>
      <text:p text:style-name="Standard">8.1</text:p>
      <text:p text:style-name="Standard">Introduction To AJAX</text:p>
      <text:p text:style-name="Standard"/>
      <text:p text:style-name="Standard">A Simple AJAX example in Raw Javascript (when you click the button, it replaces the initial text displayed with some other text that was stored in a file on the server):</text:p>
      <text:p text:style-name="Standard"/>
      <text:p text:style-name="Standard">//to use AJAX in pure javascript, you have to instantiate an XMLHttpRequestObject</text:p>
      <text:p text:style-name="Standard">//different types of windows (seen in the if statements below) require slightly different commands, which is why the if statements are below</text:p>
      <text:p text:style-name="Standard">var XMLHttpRequestObject = false;</text:p>
      <text:p text:style-name="Standard"/>
      <text:p text:style-name="Standard"><text:tab/>if (window.XMLHttpRequest) {</text:p>
      <text:p text:style-name="Standard"><text:tab/><text:tab/>XMLHttpRequestObject = new XMLHttpRequest();</text:p>
      <text:p text:style-name="Standard"><text:tab/><text:tab/>}</text:p>
      <text:p text:style-name="Standard"><text:tab/>else if (window.ActiveXObject) }</text:p>
      <text:p text:style-name="Standard"><text:tab/><text:tab/>XMLHttpRequestObject = new ActiveXObject(“Microsoft.XMLHTTP”);</text:p>
      <text:p text:style-name="Standard"><text:tab/><text:tab/>}</text:p>
      <text:p text:style-name="Standard"/>
      <text:p text:style-name="Standard"><text:tab/>//meat and potatoes of ajax</text:p>
      <text:p text:style-name="Standard"><text:tab/>//dataSource is any data that is being sent in, divID is where we want to place it</text:p>
      <text:p text:style-name="Standard"><text:tab/>function getData(dataSource, divID)</text:p>
      <text:p text:style-name="Standard"><text:tab/>{</text:p>
      <text:p text:style-name="Standard"><text:tab/><text:tab/>//begins by checking if the XMLHttpRequestObject exists</text:p>
      <text:p text:style-name="Standard"><text:tab/><text:tab/>if (XMLHttpRequestObject) {</text:p>
      <text:p text:style-name="Standard"><text:tab/><text:tab/><text:tab/>//storing this method in obj</text:p>
      <text:p text:style-name="Standard"><text:tab/><text:tab/><text:tab/>var obj = document.getElementById(divID);</text:p>
      <text:p text:style-name="Standard"><text:tab/><text:tab/><text:tab/>//runs a GET on the data source, could be a php program for example</text:p>
      <text:p text:style-name="Standard"><text:tab/><text:tab/><text:tab/>XMLHttpRequestObject.open(“GET”, dataSource);</text:p>
      <text:p text:style-name="Standard"/>
      <text:p text:style-name="Standard"><text:tab/><text:tab/><text:tab/>//basic loop here</text:p>
      <text:p text:style-name="Standard"><text:tab/><text:tab/><text:tab/>XMLHttpRequestObject.onreadystatechange = function()</text:p>
      <text:p text:style-name="Standard"><text:tab/><text:tab/><text:tab/>{</text:p>
      <text:p text:style-name="Standard"><text:tab/><text:tab/><text:tab/><text:tab/>//keeps searching for this condition</text:p>
      <text:p text:style-name="Standard"><text:tab/><text:tab/><text:tab/><text:tab/>if (XMLHttpRequestObject.readyState == 4 &amp;&amp; XMLHttpRequestObject.status == 200)</text:p>
      <text:p text:style-name="Standard"><text:tab/><text:tab/><text:tab/><text:tab/>{</text:p>
      <text:p text:style-name="Standard"><text:tab/><text:tab/><text:tab/><text:tab/><text:tab/>//response text</text:p>
      <text:p text:style-name="Standard"><text:tab/><text:tab/><text:tab/><text:tab/><text:tab/>obj.innerHTML = XMLHttpRequestObject.responseText;</text:p>
      <text:p text:style-name="Standard"><text:tab/><text:tab/><text:tab/><text:tab/>}</text:p>
      <text:p text:style-name="Standard"><text:tab/><text:tab/><text:tab/>}</text:p>
      <text:p text:style-name="Standard"><text:tab/><text:tab/><text:tab/>//helps make the connection</text:p>
      <text:p text:style-name="Standard"><text:tab/><text:tab/><text:tab/>XMLHttpRequestObject.send(null);</text:p>
      <text:p text:style-name="Standard"><text:tab/><text:tab/>}</text:p>
      <text:p text:style-name="Standard"><text:tab/>}</text:p>
      <text:p text:style-name="Standard"/>
      <text:p text:style-name="Standard"><text:tab/>function callAjax()</text:p>
      <text:p text:style-name="Standard"><text:soft-page-break/><text:tab/>{</text:p>
      <text:p text:style-name="Standard"><text:tab/><text:tab/>//data.html is what is gotten from the server</text:p>
      <text:p text:style-name="Standard"><text:tab/><text:tab/>//targetDiv is where we're going to put it</text:p>
      <text:p text:style-name="Standard"><text:tab/><text:tab/>getData('data.html', 'targetDiv');</text:p>
      <text:p text:style-name="Standard"><text:tab/>}</text:p>
      <text:p text:style-name="Standard"/>
      <text:p text:style-name="Standard"><text:tab/>//window.onload detects when the button is clicked</text:p>
      <text:p text:style-name="Standard"><text:tab/>//this block activates the callAjax() function above</text:p>
      <text:p text:style-name="Standard"><text:tab/>window.onload = function() {</text:p>
      <text:p text:style-name="Standard"><text:tab/><text:tab/>document.getElementById(“mybutton”).onclick = callAjax;</text:p>
      <text:p text:style-name="Standard"><text:tab/>}</text:p>
      <text:p text:style-name="Standard">-when the user clicks the button, the id of the 'div' is passed to the javascript function (getData)</text:p>
      <text:p text:style-name="Standard">-also passed is the name of file (data.html) that lives on the computer server that contains the new text that will be used to replace the html text you see when you first open the web page</text:p>
      <text:p text:style-name="Standard">-NOTE: this will be MUCH EASIER using jQuery</text:p>
      <text:p text:style-name="Standard"/>
      <text:p text:style-name="Standard">-AJAX stands for Asynchronous Javascript and XML</text:p>
      <text:p text:style-name="Standard">-AJAX allows us to send javascript code to a server which will then send data back to your javascript</text:p>
      <text:p text:style-name="Standard">-again, this will be much simpler using jQuery as we will explore below</text:p>
      <text:p text:style-name="Standard"/>
      <text:p text:style-name="Standard">A Simple AJAX example with jQuery</text:p>
      <text:p text:style-name="Standard">//we use the standard document ready function</text:p>
      <text:p text:style-name="Standard">$(document).ready(function() {</text:p>
      <text:p text:style-name="Standard"/>
      <text:p text:style-name="Standard"><text:tab/>//get the id of the button, when it's clicked, run the function</text:p>
      <text:p text:style-name="Standard"><text:tab/>$('#mybutton').click(function() {</text:p>
      <text:p text:style-name="Standard"><text:tab/><text:tab/>//we use the load function to load data.html to the '#targetDiv'</text:p>
      <text:p text:style-name="Standard"><text:tab/><text:tab/>$('#targetDiv').load(“data.html”);</text:p>
      <text:p text:style-name="Standard"><text:tab/>});</text:p>
      <text:p text:style-name="Standard"/>
      <text:p text:style-name="Standard">}); //end ready</text:p>
      <text:p text:style-name="Standard"/>
      <text:p text:style-name="Standard">-much easier to code than the native javascript</text:p>
      <text:p text:style-name="Standard">-this example has been ajax in its most basic state, it can do much more</text:p>
      <text:p text:style-name="Standard">-all these files must be uploaded to the practice window for the sake of this class to make it work</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8.2</text:p>
      <text:p text:style-name="Standard">Sending and Receiving Data with AJAX</text:p>
      <text:p text:style-name="Standard"/>
      <text:p text:style-name="Standard">jQuery Ajax Programming</text:p>
      <text:p text:style-name="Standard">-jQuery provides functions to simplify ajax programming</text:p>
      <text:p text:style-name="Standard">-next are the $.get and $.post methods. We will use the .post in examples since it more closely follows what we've done in regular javascript (know that .get exists though)</text:p>
      <text:p text:style-name="Standard">-the $.post method is most often used with html forms</text:p>
      <text:p text:style-name="Standard"/>
      <text:p text:style-name="Standard">The $.post method Example:</text:p>
      <text:p text:style-name="Standard">//beginning jQuery ready function</text:p>
      <text:p text:style-name="Standard">$(document).ready(function(( {</text:p>
      <text:p text:style-name="Standard"><text:tab/>//we check to see if there was a click on #guessbutton and it executes if there was a click</text:p>
      <text:p text:style-name="Standard"><text:tab/>$('#guessbutton').click(function() {</text:p>
      <text:p text:style-name="Standard"><text:tab/><text:tab/></text:p>
      <text:p text:style-name="Standard"><text:tab/><text:tab/>//gets the div associated with the id of #targetDiv</text:p>
      <text:p text:style-name="Standard"><text:tab/><text:tab/>var targetDiv = $('#targetDiv');</text:p>
      <text:p text:style-name="Standard"><text:tab/><text:tab/>//gets the value someone entered on the #guess area</text:p>
      <text:p text:style-name="Standard"><text:tab/><text:tab/>var guess = $('#guess').val();</text:p>
      <text:p text:style-name="Standard"/>
      <text:p text:style-name="Standard"><text:tab/><text:tab/>var data = guess;</text:p>
      <text:p text:style-name="Standard"/>
      <text:p text:style-name="Standard"><text:tab/><text:tab/>//the .post function itself</text:p>
      <text:p text:style-name="Standard"><text:tab/><text:tab/>//4 parameters for .post: url, data, function code to run, and type of data returned</text:p>
      <text:p text:style-name="Standard"><text:tab/><text:tab/>$.post(</text:p>
      <text:p text:style-name="Standard"><text:tab/><text:tab/><text:tab/>//first parameter we send is the program we are going to call</text:p>
      <text:p text:style-name="Standard"><text:tab/><text:tab/><text:tab/>“<text:a xlink:type="simple" xlink:href="http://profperrytest.com/AJAXPHP/guess_word.php" text:style-name="Internet_20_link" text:visited-style-name="Visited_20_Internet_20_Link">http://profperrytest.com/AJAXPHP/guess_word.php</text:a>”,</text:p>
      <text:p text:style-name="Standard"><text:tab/><text:tab/><text:tab/>//data is sent up to the server</text:p>
      <text:p text:style-name="Standard"><text:tab/><text:tab/><text:tab/>'data='+data,</text:p>
      <text:p text:style-name="Standard"><text:tab/><text:tab/><text:tab/>//it sends the result of this function to the html of the div</text:p>
      <text:p text:style-name="Standard"><text:tab/><text:tab/><text:tab/>//note: 'result' is a keyword jQuery knows</text:p>
      <text:p text:style-name="Standard"><text:tab/><text:tab/><text:tab/>function(result){</text:p>
      <text:p text:style-name="Standard"><text:tab/><text:tab/><text:tab/><text:tab/>targetDiv.html(result);</text:p>
      <text:p text:style-name="Standard"><text:tab/><text:tab/><text:tab/>}</text:p>
      <text:p text:style-name="Standard"><text:tab/><text:tab/>);</text:p>
      <text:p text:style-name="Standard"><text:tab/>});</text:p>
      <text:p text:style-name="Standard">}); //end of ready</text:p>
      <text:p text:style-name="Standard"/>
      <text:p text:style-name="Standard">-the $.post has four parameters: the URL, the Data, the function code to run after the return of the data, and the type of data returned</text:p>
      <text:p text:style-name="Standard"/>
      <text:p text:style-name="Standard">-NOTE: you need a script linking to the AJAX in order to make it work</text:p>
      <text:p text:style-name="Standard">in this example it was: <text:a xlink:type="simple" xlink:href="http://ajax.googleapis.com/ajax/libs/jquery/1.7.2/jquery.min.js" text:style-name="Internet_20_link" text:visited-style-name="Visited_20_Internet_20_Link">http://ajax.googleapis.com/ajax/libs/jquery/1.7.2/jquery.min.js</text:a></text:p>
      <text:p text:style-name="Standard">-remember that this will not work unless you upload to the practice area because it has to be on the same server where the php program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7T15:21:39.96</meta:creation-date>
    <meta:generator>OpenOffice/4.1.7$Win32 OpenOffice.org_project/417m1$Build-9800</meta:generator>
    <dc:date>2020-12-07T16:00:35.70</dc:date>
    <meta:editing-duration>PT38M42S</meta:editing-duration>
    <meta:editing-cycles>33</meta:editing-cycles>
    <meta:document-statistic meta:table-count="0" meta:image-count="0" meta:object-count="0" meta:page-count="3" meta:paragraph-count="103" meta:word-count="687" meta:character-count="4536"/>
  </office:meta>
</office:document-meta>
</file>